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Liberation Serif" fo:font-size="9pt" style:font-size-asian="9pt" style:font-size-complex="9pt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text-properties style:font-name="Liberation Serif" fo:font-size="9pt" style:font-size-asian="9pt" style:font-size-complex="9pt"/>
    </style:style>
    <style:style style:name="P4" style:family="paragraph" style:parent-style-name="Text_20_body">
      <style:paragraph-properties fo:line-height="100%"/>
      <style:text-properties style:font-name="Liberation Serif" fo:font-size="9pt" style:font-size-asian="9pt" style:font-size-complex="9pt"/>
    </style:style>
    <style:style style:name="P5" style:family="paragraph" style:parent-style-name="Text_20_body" style:list-style-name="L2">
      <style:paragraph-properties fo:line-height="100%"/>
      <style:text-properties style:font-name="Liberation Serif" fo:font-size="9pt" style:font-size-asian="9pt" style:font-size-complex="9pt"/>
    </style:style>
    <style:style style:name="P6" style:family="paragraph" style:parent-style-name="Text_20_body" style:list-style-name="L1">
      <style:text-properties style:font-name="Liberation Serif" fo:font-size="9pt" style:font-size-asian="9pt" style:font-size-complex="9pt"/>
    </style:style>
    <style:style style:name="P7" style:family="paragraph" style:parent-style-name="Text_20_body" style:list-style-name="L1"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8" style:family="paragraph" style:parent-style-name="Text_20_body" style:list-style-name="L7">
      <style:text-properties style:font-name="Liberation 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 fo:line-height="100%"/>
      <style:text-properties style:font-name="Liberation Seri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Text_20_body" style:list-style-name="L3">
      <style:paragraph-properties fo:margin-left="0.7346in" fo:margin-right="0in" fo:margin-top="0in" fo:margin-bottom="0.0799in" fo:line-height="100%" fo:text-align="start" style:justify-single-word="false" fo:text-indent="0in" style:auto-text-indent="false">
        <style:tab-stops/>
      </style:paragraph-properties>
      <style:text-properties style:font-name="Liberation Seri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 style:list-style-name="L3">
      <style:paragraph-properties fo:margin-top="0in" fo:margin-bottom="0.0799in" fo:line-height="100%" fo:text-align="start" style:justify-single-word="false">
        <style:tab-stops/>
      </style:paragraph-properties>
      <style:text-properties style:font-name="Liberation Seri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Heading_20_1">
      <style:paragraph-properties fo:line-height="100%" fo:text-align="center" style:justify-single-word="false"/>
      <style:text-properties style:font-name="Liberation Serif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Heading_20_1">
      <style:paragraph-properties fo:margin-top="0.1665in" fo:margin-bottom="0.0835in" fo:line-height="100%" fo:text-align="center" style:justify-single-word="false" fo:keep-with-next="always"/>
      <style:text-properties style:font-name="Liberation Seri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Heading_20_2">
      <style:paragraph-properties fo:line-height="100%"/>
      <style:text-properties style:font-name="Liberation Serif" fo:font-size="9pt" style:font-size-asian="9pt" style:font-size-complex="9pt"/>
    </style:style>
    <style:style style:name="P16" style:family="paragraph" style:parent-style-name="Heading_20_2">
      <style:paragraph-properties fo:margin-top="0.1665in" fo:margin-bottom="0.0835in" fo:line-height="100%" fo:keep-with-next="always"/>
      <style:text-properties style:font-name="Liberation Serif" fo:font-size="9pt" style:font-name-asian="Droid Sans Fallback" style:font-size-asian="9pt" style:font-name-complex="Lohit Hindi" style:font-size-complex="9pt"/>
    </style:style>
    <style:style style:name="T1" style:family="text">
      <style:text-properties style:font-name="Liberation Serif" fo:font-size="9pt" style:font-size-asian="9pt" style:font-size-complex="9pt"/>
    </style:style>
    <style:style style:name="T2" style:family="text">
      <style:text-properties style:font-name="Liberation Serif" fo:font-size="9pt" fo:background-color="#ffff00" style:font-size-asian="9pt" style:font-size-complex="9pt"/>
    </style:style>
    <style:style style:name="T3" style:family="text">
      <style:text-properties style:font-name="Liberation Serif" fo:font-size="9pt" fo:background-color="#ff3333" style:font-size-asian="9pt" style:font-size-complex="9pt"/>
    </style:style>
    <style:style style:name="T4" style:family="text">
      <style:text-properties style:font-name="Liberation Serif" fo:font-size="9pt" fo:font-style="italic" fo:background-color="#ffff00" style:font-size-asian="9pt" style:font-style-asian="italic" style:font-size-complex="9pt" style:font-style-complex="italic"/>
    </style:style>
    <style:style style:name="T5" style:family="text">
      <style:text-properties style:font-name="Liberation Serif"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Liberation Serif" fo:font-size="9pt" fo:font-style="italic" fo:font-weight="bold" fo:background-color="#ffff00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style:font-name="Liberation 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style:font-name="Liberation Serif" fo:font-size="9pt" fo:font-style="italic" fo:font-weight="bold" fo:background-color="#ff3333" style:font-size-asian="9pt" style:font-style-asian="italic" style:font-weight-asian="bold" style:font-size-complex="9pt" style:font-style-complex="italic" style:font-weight-complex="bold"/>
    </style:style>
    <style:style style:name="T9" style:family="text">
      <style:text-properties style:font-name="Liberation Serif" fo:font-size="9pt" fo:font-style="italic" fo:font-weight="bold" fo:background-color="#0099ff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style:font-name="Liberation Serif" fo:font-size="9pt" fo:font-style="italic" fo:font-weight="bold" fo:background-color="#99ccff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style:font-name="Liberation Serif" fo:font-size="9pt" fo:font-weight="bold" fo:background-color="#ff3333" style:font-size-asian="9pt" style:font-weight-asian="bold" style:font-size-complex="9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4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3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3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3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 fo:margin-left="-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-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25in" fo:margin-left="-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25in" fo:margin-left="-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25in" fo:margin-left="-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1. Introduction</text:h>
      <text:h text:style-name="P15" text:outline-level="2">File naming convention</text:h>
      <text:p text:style-name="P2"><text:span text:style-name="T1"><text:tab/>→ </text:span><text:span text:style-name="T2">file_name.plx </text:span></text:p>
      <text:p text:style-name="P1"><text:tab/>→ also saw .pl</text:p>
      <text:h text:style-name="P16" text:outline-level="2">Running scripts/programs</text:h>
      <text:p text:style-name="P2"><text:tab/><text:span text:style-name="T1">→ $&gt;</text:span><text:span text:style-name="T5"> </text:span><text:span text:style-name="T6">perl </text:span><text:span text:style-name="T7">name_of_script.plx</text:span></text:p>
      <text:h text:style-name="P16" text:outline-level="2">Creating scripts and scripts options</text:h>
      <text:p text:style-name="P1"><text:tab/>→ always open scripts with following line</text:p>
      <text:p text:style-name="P2"><text:span text:style-name="T1"><text:tab/><text:tab/></text:span><text:span text:style-name="T6">#!/usr/bin/perl [options]</text:span><text:span text:style-name="T1"><text:tab/><text:tab/>→ tells how to file should be executed</text:span></text:p>
      <text:p text:style-name="P2"><text:span text:style-name="T1"><text:tab/>→ options (some options could be replaced; for example -w could be replaced by </text:span><text:span text:style-name="T10">use warnings;</text:span><text:span text:style-name="T1">)</text:span></text:p>
      <text:p text:style-name="P2"><text:span text:style-name="T1"><text:tab/><text:tab/>-w <text:tab/><text:tab/><text:tab/>→ turn on warning reports (example:</text:span><text:span text:style-name="T5"> </text:span><text:span text:style-name="T6">#!/usr/bin/perl -w</text:span><text:span text:style-name="T1">)</text:span></text:p>
      <text:h text:style-name="P16" text:outline-level="2">Escape sequences</text:h>
      <text:p text:style-name="P2"><text:span text:style-name="T1"><text:tab/>→ \t <text:tab/><text:tab/><text:tab/><text:tab/><text:tab/>→ tab</text:span></text:p>
      <text:p text:style-name="P2"><text:span text:style-name="T1"><text:tab/>→ \n<text:tab/><text:tab/><text:tab/><text:tab/><text:tab/>→ new line</text:span></text:p>
      <text:p text:style-name="P2"><text:span text:style-name="T1"><text:tab/>→ \b<text:tab/><text:tab/><text:tab/><text:tab/><text:tab/>→ backspace</text:span></text:p>
      <text:p text:style-name="P2"><text:span text:style-name="T1"><text:tab/>→ \a<text:tab/><text:tab/><text:tab/><text:tab/><text:tab/>→ alarm</text:span></text:p>
      <text:p text:style-name="P2"><text:span text:style-name="T1"><text:tab/>→ \x{..}<text:tab/><text:tab/><text:tab/><text:tab/><text:tab/>→ unicode</text:span></text:p>
      <text:p text:style-name="P2"><text:span text:style-name="T1"><text:tab/></text:span><text:tab/><text:tab/><text:tab/></text:p>
      <text:h text:style-name="P13" text:outline-level="1">2. Variables</text:h>
      <text:h text:style-name="P15" text:outline-level="2">Numbers</text:h>
      <text:list xml:id="list158428886" text:style-name="L1">
        <text:list-item>
          <text:p text:style-name="P6">Integers</text:p>
          <text:list>
            <text:list-item>
              <text:p text:style-name="P6">Print integer: </text:p>
            </text:list-item>
          </text:list>
        </text:list-item>
      </text:list>
      <text:p text:style-name="P3"><text:tab/><text:tab/><text:span text:style-name="T13">print 25<text:tab/></text:span><text:span text:style-name="T12"><text:tab/><text:tab/><text:tab/><text:tab/>$&gt; 25</text:span></text:p>
      <text:p text:style-name="P3"><text:span text:style-name="T12"><text:tab/><text:tab/></text:span><text:span text:style-name="T13">print 25 , “ ”, -4, “\n”;</text:span><text:span text:style-name="T12"><text:tab/><text:tab/><text:tab/>$&gt; 25 – 4</text:span></text:p>
      <text:list xml:id="list1269666219" text:continue-numbering="true" text:style-name="L1">
        <text:list-item>
          <text:list>
            <text:list-item>
              <text:p text:style-name="P7">Big integers:</text:p>
              <text:list>
                <text:list-item>
                  <text:p text:style-name="P7">separated by _ and not . </text:p>
                </text:list-item>
                <text:list-item>
                  <text:p text:style-name="P7">_ is ignored when printing. It is just to make code readable</text:p>
                  <text:p text:style-name="P7"><text:span text:style-name="T13">print 25_000_000, “ ”, - 4_242_442, “\n”;</text:span><text:tab/>$&gt; 25000000 - 4242442</text:p>
                </text:list-item>
              </text:list>
            </text:list-item>
          </text:list>
        </text:list-item>
        <text:list-item>
          <text:p text:style-name="P6">floating-points number</text:p>
          <text:list>
            <text:list-item>
              <text:p text:style-name="P6">Print float</text:p>
            </text:list-item>
          </text:list>
        </text:list-item>
      </text:list>
      <text:p text:style-name="P3"><text:tab/><text:tab/><text:span text:style-name="T13">print 3.141592;</text:span></text:p>
      <text:list xml:id="list2005242885" text:style-name="L7">
        <text:list-item>
          <text:p text:style-name="P8">Octal, binary, hexadecimal</text:p>
          <text:list>
            <text:list-item>
              <text:p text:style-name="P8">0<text:tab/><text:tab/><text:tab/><text:tab/> <text:s text:c="7"/>→ octa {0377}</text:p>
            </text:list-item>
            <text:list-item>
              <text:p text:style-name="P8">0b<text:tab/><text:tab/><text:tab/><text:tab/> <text:s text:c="7"/>→ binary {0b0010111}</text:p>
            </text:list-item>
            <text:list-item>
              <text:p text:style-name="P8">0x<text:tab/><text:tab/><text:tab/><text:tab/> <text:s text:c="7"/>→ hex {0xFF}</text:p>
            </text:list-item>
          </text:list>
        </text:list-item>
      </text:list>
      <text:list xml:id="list1968772800" text:continue-list="list1269666219" text:style-name="L1">
        <text:list-header>
          <text:p text:style-name="P6"/>
        </text:list-header>
      </text:list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erif" fo:font-size="9pt" style:font-name-asian="OpenSymbol" style:font-size-asian="7.84999990463257pt" style:font-name-complex="Open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yDay </meta:initial-creator>
    <meta:creation-date>2014-02-23T20:17:09</meta:creation-date>
    <dc:date>2014-04-13T11:35:41</dc:date>
    <dc:creator>FayDay </dc:creator>
    <meta:editing-duration>PT51M45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2" meta:paragraph-count="35" meta:word-count="172" meta:character-count="977" meta:non-whitespace-character-count="760"/>
  </office:meta>
</office:document-meta>
</file>